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Hovercraft protoco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ble of content</text:p>
      <text:p text:style-name="P2"/>
      <text:list xml:id="list339609189" text:style-name="L1">
        <text:list-item>
          <text:p text:style-name="P3">change history</text:p>
        </text:list-item>
        <text:list-item>
          <text:p text:style-name="P3">Hovercraft movement and protocol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an forward speed: <text:tab/>3bits <text:s text:c="4"/>111 = 7 <text:tab/>110=6 <text:tab/><text:tab/>101=5<text:tab/><text:tab/>...</text:p>
      <text:p text:style-name="P2">Fan hovering speed: <text:tab/>2bits <text:s text:c="4"/>11 = 3<text:tab/><text:tab/>10 = 2<text:tab/><text:tab/>01=1 <text:tab/></text:p>
      <text:p text:style-name="P2">Ruder control:<text:tab/><text:tab/>2bits <text:tab/> 11= Left <text:tab/>10= Right <text:tab/>01=Straight forward <text:tab/></text:p>
      <text:p text:style-name="P2"/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r </meta:initial-creator>
    <meta:creation-date>2012-03-24T20:06:20</meta:creation-date>
    <meta:document-statistic meta:table-count="0" meta:image-count="0" meta:object-count="0" meta:page-count="3" meta:paragraph-count="8" meta:word-count="43" meta:character-count="263" meta:non-whitespace-character-count="202"/>
    <dc:date>2012-03-25T08:20:25</dc:date>
    <dc:creator>Amir </dc:creator>
    <meta:editing-duration>PT10H13M3S</meta:editing-duration>
    <meta:editing-cycles>1</meta:editing-cycles>
    <meta:generator>LibreOffice/3.4$Unix LibreOffice_project/340m1$Build-402</meta:generator>
  </office:meta>
</office:document-meta>
</file>